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4073a" officeooo:paragraph-rsid="0004073a"/>
    </style:style>
    <style:style style:name="P2" style:family="paragraph" style:parent-style-name="Standard" style:list-style-name="L1">
      <style:text-properties officeooo:rsid="0004073a" officeooo:paragraph-rsid="0004073a"/>
    </style:style>
    <style:style style:name="P3" style:family="paragraph" style:parent-style-name="Standard" style:list-style-name="L2">
      <style:text-properties officeooo:rsid="0004073a" officeooo:paragraph-rsid="0004073a"/>
    </style:style>
    <style:style style:name="P4" style:family="paragraph" style:parent-style-name="Standard" style:list-style-name="L4">
      <style:text-properties officeooo:rsid="0004073a" officeooo:paragraph-rsid="0004073a"/>
    </style:style>
    <style:style style:name="P5" style:family="paragraph" style:parent-style-name="Standard" style:list-style-name="L3">
      <style:text-properties officeooo:paragraph-rsid="0004073a"/>
    </style:style>
    <style:style style:name="P6" style:family="paragraph" style:parent-style-name="Standard" style:list-style-name="L4">
      <style:text-properties officeooo:rsid="00048f82" officeooo:paragraph-rsid="00048f82"/>
    </style:style>
    <style:style style:name="P7" style:family="paragraph" style:parent-style-name="Standard">
      <style:text-properties officeooo:rsid="00048f82" officeooo:paragraph-rsid="00048f82"/>
    </style:style>
    <style:style style:name="P8" style:family="paragraph" style:parent-style-name="Standard" style:list-style-name="L5">
      <style:text-properties officeooo:rsid="00048f82" officeooo:paragraph-rsid="00048f82"/>
    </style:style>
    <style:style style:name="P9" style:family="paragraph" style:parent-style-name="Standard" style:list-style-name="L5">
      <style:text-properties officeooo:rsid="00049af9" officeooo:paragraph-rsid="00049af9"/>
    </style:style>
    <style:style style:name="P10" style:family="paragraph" style:parent-style-name="Standard">
      <style:text-properties officeooo:rsid="00049af9" officeooo:paragraph-rsid="00049af9"/>
    </style:style>
    <style:style style:name="P11" style:family="paragraph" style:parent-style-name="Standard" style:list-style-name="L6">
      <style:text-properties officeooo:rsid="00049af9" officeooo:paragraph-rsid="00049af9"/>
    </style:style>
    <style:style style:name="P12" style:family="paragraph" style:parent-style-name="Standard" style:list-style-name="L6">
      <style:text-properties fo:font-weight="normal" officeooo:rsid="00049af9" officeooo:paragraph-rsid="00049af9" style:font-weight-asian="normal" style:font-weight-complex="normal"/>
    </style:style>
    <style:style style:name="P13" style:family="paragraph" style:parent-style-name="Standard" style:list-style-name="L6">
      <style:text-properties fo:font-weight="normal" officeooo:rsid="00052bbe" officeooo:paragraph-rsid="00052bbe" style:font-weight-asian="normal" style:font-weight-complex="normal"/>
    </style:style>
    <style:style style:name="P14" style:family="paragraph" style:parent-style-name="Standard">
      <style:text-properties fo:font-weight="normal" officeooo:rsid="00052bbe" officeooo:paragraph-rsid="00052bbe" style:font-weight-asian="normal" style:font-weight-complex="normal"/>
    </style:style>
    <style:style style:name="P15" style:family="paragraph" style:parent-style-name="Standard" style:list-style-name="L7">
      <style:text-properties fo:font-weight="normal" officeooo:rsid="00052bbe" officeooo:paragraph-rsid="00052bbe" style:font-weight-asian="normal" style:font-weight-complex="normal"/>
    </style:style>
    <style:style style:name="P16" style:family="paragraph" style:parent-style-name="Standard" style:list-style-name="L8">
      <style:text-properties fo:font-weight="normal" officeooo:rsid="00052bbe" officeooo:paragraph-rsid="00052bbe" style:font-weight-asian="normal" style:font-weight-complex="normal"/>
    </style:style>
    <style:style style:name="T1" style:family="text">
      <style:text-properties officeooo:rsid="0004073a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049af9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uters</text:p>
      <text:list xml:id="list2930352224" text:style-name="L1">
        <text:list-item>
          <text:p text:style-name="P2">effect lives of everyone on earth</text:p>
        </text:list-item>
      </text:list>
      <text:p text:style-name="P1"/>
      <text:p text:style-name="P1">Input and output functions are communication between computer and yourself. </text:p>
      <text:p text:style-name="P1"/>
      <text:p text:style-name="P1">Parts of the Computer</text:p>
      <text:list xml:id="list1535709689" text:style-name="L3">
        <text:list-item>
          <text:p text:style-name="P5"><text:span text:style-name="T1">Central Processing Unit (CPU): performs instructions of a computer by performing arithmetic logic control and input/output</text:span></text:p>
        </text:list-item>
      </text:list>
      <text:list xml:id="list1987190646" text:style-name="L2">
        <text:list-item>
          <text:p text:style-name="P3">Random Access Data (RAM): type of data storage. Lets data be read and written. </text:p>
          <text:list>
            <text:list-item>
              <text:p text:style-name="P3">Data on RAM is volatile – meaning data will be lost if power is lost</text:p>
            </text:list-item>
          </text:list>
        </text:list-item>
      </text:list>
      <text:p text:style-name="P1"/>
      <text:p text:style-name="P1">Zeroth Generation</text:p>
      <text:list xml:id="list3991623619" text:style-name="L4">
        <text:list-item>
          <text:p text:style-name="P4">17<text:span text:style-name="T2">th</text:span> century. Computer was someone who did calculations and computations by hand. Bound to make mistakes. First mechanical machine came to be. </text:p>
        </text:list-item>
        <text:list-item>
          <text:p text:style-name="P4">Pascal’s calculator. </text:p>
          <text:list>
            <text:list-item>
              <text:p text:style-name="P4">50 prototypes before presenting final version</text:p>
            </text:list-item>
            <text:list-item>
              <text:p text:style-name="P4">Blaise Pascal</text:p>
            </text:list-item>
            <text:list-item>
              <text:p text:style-name="P4">Calculate up to 8 figures with addition and subtraction</text:p>
            </text:list-item>
            <text:list-item>
              <text:p text:style-name="P4">20 machines created before death</text:p>
            </text:list-item>
          </text:list>
        </text:list-item>
        <text:list-item>
          <text:p text:style-name="P4">Still errors being made</text:p>
        </text:list-item>
        <text:list-item>
          <text:p text:style-name="P4">Charles Babbage – the father of the computer (1)</text:p>
          <text:list>
            <text:list-item>
              <text:p text:style-name="P4">Babbage was born to an algebra instructor</text:p>
            </text:list-item>
            <text:list-item>
              <text:p text:style-name="P4">Difference engine. Calculated tables and solved things without error. </text:p>
              <text:list>
                <text:list-item>
                  <text:p text:style-name="P4">Super expensive</text:p>
                </text:list-item>
              </text:list>
            </text:list-item>
            <text:list-item>
              <text:p text:style-name="P4">Analytical engine (superior to difference engine)</text:p>
              <text:list>
                <text:list-item>
                  <text:p text:style-name="P4">Mill made calculations</text:p>
                </text:list-item>
                <text:list-item>
                  <text:p text:style-name="P4">Store held numbers to be held for the calculations</text:p>
                </text:list-item>
                <text:list-item>
                  <text:p text:style-name="P4">Could feed instructions via punch cards</text:p>
                </text:list-item>
              </text:list>
            </text:list-item>
          </text:list>
        </text:list-item>
        <text:list-item>
          <text:p text:style-name="P4">Ada Lovelace</text:p>
          <text:list>
            <text:list-item>
              <text:p text:style-name="P4">saw demonstration of difference engine</text:p>
            </text:list-item>
            <text:list-item>
              <text:p text:style-name="P4">Published notes on the analytical engine</text:p>
              <text:list>
                <text:list-item>
                  <text:p text:style-name="P4">“First programmer”</text:p>
                  <text:list>
                    <text:list-item>
                      <text:p text:style-name="P4">notes she took proposed the first algorithm to be carried out by a machine</text:p>
                    </text:list-item>
                  </text:list>
                </text:list-item>
                <text:list-item>
                  <text:p text:style-name="P4">Analytical engine would have been lost without Ada’s notes</text:p>
                </text:list-item>
              </text:list>
            </text:list-item>
          </text:list>
        </text:list-item>
        <text:list-item>
          <text:p text:style-name="P4">1930s – German Engineer – Konrad Zuse</text:p>
          <text:list>
            <text:list-item>
              <text:p text:style-name="P6">credit with creating first programmable computer</text:p>
            </text:list-item>
            <text:list-item>
              <text:p text:style-name="P6">first designed Z1 in parent’s apartment. Finished in 1938</text:p>
            </text:list-item>
            <text:list-item>
              <text:p text:style-name="P6">Binary floating point and boolean algebra</text:p>
            </text:list-item>
            <text:list-item>
              <text:p text:style-name="P6">programmed freely with punch tape and punch tape reader system</text:p>
            </text:list-item>
            <text:list-item>
              <text:p text:style-name="P6">Could perform division and multiplication</text:p>
            </text:list-item>
            <text:list-item>
              <text:p text:style-name="P6">64 word floating point memory. </text:p>
            </text:list-item>
            <text:list-item>
              <text:p text:style-name="P6">Never functioned as well as intended</text:p>
              <text:list>
                <text:list-item>
                  <text:p text:style-name="P6">30k metal parts → inadequate mechanical accuracy</text:p>
                </text:list-item>
              </text:list>
            </text:list-item>
            <text:list-item>
              <text:p text:style-name="P6">Called to serve in the military</text:p>
              <text:list>
                <text:list-item>
                  <text:p text:style-name="P6">Created 3 more machines. Z2, Z3, Z4</text:p>
                  <text:list>
                    <text:list-item>
                      <text:p text:style-name="P6">Z1, Z2, Z3 destroyed by British Air Raid in 1943</text:p>
                    </text:list-item>
                    <text:list-item>
                      <text:p text:style-name="P6">replicas made</text:p>
                    </text:list-item>
                  </text:list>
                </text:list-item>
              </text:list>
            </text:list-item>
          </text:list>
        </text:list-item>
      </text:list>
      <text:p text:style-name="P7">First Generation</text:p>
      <text:list xml:id="list267986027" text:style-name="L5">
        <text:list-item>
          <text:p text:style-name="P8">Computers of early-mid 20<text:span text:style-name="T2">th</text:span> century</text:p>
          <text:list>
            <text:list-item>
              <text:p text:style-name="P8"><text:soft-page-break/>vacuum tubes for circuitry</text:p>
            </text:list-item>
            <text:list-item>
              <text:p text:style-name="P8">massive in size. Excessive cost. </text:p>
            </text:list-item>
            <text:list-item>
              <text:p text:style-name="P8">Lots of heat → broke a lot</text:p>
            </text:list-item>
            <text:list-item>
              <text:p text:style-name="P8">input via paper tape and punch cards</text:p>
            </text:list-item>
            <text:list-item>
              <text:p text:style-name="P8">output via printouts</text:p>
            </text:list-item>
          </text:list>
        </text:list-item>
        <text:list-item>
          <text:p text:style-name="P8">Thomas Flowers</text:p>
          <text:list>
            <text:list-item>
              <text:p text:style-name="P8">The Colossus. The first electronic programmable computer. Vacuum tubes to read paper tape then administer programmable logic functions</text:p>
            </text:list-item>
            <text:list-item>
              <text:p text:style-name="P8">10 colossus machines by end of World War II.</text:p>
              <text:list>
                <text:list-item>
                  <text:p text:style-name="P8">Most destroyed later to contain secrecy</text:p>
                </text:list-item>
              </text:list>
            </text:list-item>
          </text:list>
        </text:list-item>
        <text:list-item>
          <text:p text:style-name="P8">First digital computer</text:p>
          <text:list>
            <text:list-item>
              <text:p text:style-name="P8">financed by US Army. </text:p>
            </text:list-item>
            <text:list-item>
              <text:p text:style-name="P8">War school of electric engineering</text:p>
            </text:list-item>
            <text:list-item>
              <text:p text:style-name="P8">Numeric Electronic Integrator and Computers (NEIAC)</text:p>
              <text:list>
                <text:list-item>
                  <text:p text:style-name="P8">Designed by John Malkely and J. Presper Ecker</text:p>
                </text:list-item>
                <text:list-item>
                  <text:p text:style-name="P8">referred to as giant brain</text:p>
                </text:list-item>
                <text:list-item>
                  <text:p text:style-name="P8">modular computer. Made up of different panels that performed distinctive actions</text:p>
                  <text:list>
                    <text:list-item>
                      <text:p text:style-name="P8">added and subtracted. held up to 10 digit decimal number</text:p>
                    </text:list-item>
                  </text:list>
                </text:list-item>
                <text:list-item>
                  <text:p text:style-name="P8">Numbers transferred via busses. </text:p>
                  <text:list>
                    <text:list-item>
                      <text:p text:style-name="P8">Busses had to send/receive, compute, and save the answer and activate the next question</text:p>
                    </text:list-item>
                  </text:list>
                </text:list-item>
                <text:list-item>
                  <text:p text:style-name="P8">No moving parts</text:p>
                </text:list-item>
                <text:list-item>
                  <text:p text:style-name="P8">Mammoth of a machine</text:p>
                </text:list-item>
                <text:list-item>
                  <text:p text:style-name="P8">18000 vacuum tubes</text:p>
                </text:list-item>
                <text:list-item>
                  <text:p text:style-name="P8">$500 </text:p>
                </text:list-item>
                <text:list-item>
                  <text:p text:style-name="P8">Calculated artillery firing tables</text:p>
                </text:list-item>
              </text:list>
            </text:list-item>
          </text:list>
        </text:list-item>
        <text:list-item>
          <text:p text:style-name="P8">Electronic Delayed Storage Automatic Calculator (EDSAC)</text:p>
          <text:list>
            <text:list-item>
              <text:p text:style-name="P8">British computer. Morris Wilkes. University of Cambridge</text:p>
            </text:list-item>
            <text:list-item>
              <text:p text:style-name="P8">1024 vacuum tubes <text:span text:style-name="T4">for logic</text:span></text:p>
              <text:list>
                <text:list-item>
                  <text:p text:style-name="P8">Only 512 enforced </text:p>
                </text:list-item>
                <text:list-item>
                  <text:p text:style-name="P8">Each contained 18 bits. Effectively only used 17 bits because of timing <text:span text:style-name="T4">restraints</text:span></text:p>
                </text:list-item>
              </text:list>
            </text:list-item>
            <text:list-item>
              <text:p text:style-name="P9">Delay lines used for memory</text:p>
            </text:list-item>
            <text:list-item>
              <text:p text:style-name="P9">Used to discover 70 digit prime number</text:p>
            </text:list-item>
            <text:list-item>
              <text:p text:style-name="P9">Fisrst graphical computer game</text:p>
              <text:list>
                <text:list-item>
                  <text:p text:style-name="P9">“Baby”</text:p>
                </text:list-item>
              </text:list>
            </text:list-item>
          </text:list>
        </text:list-item>
        <text:list-item>
          <text:p text:style-name="P9">UNIVAC 1</text:p>
          <text:list>
            <text:list-item>
              <text:p text:style-name="P9">Designed by same ones who did the NEIAC</text:p>
            </text:list-item>
            <text:list-item>
              <text:p text:style-name="P9">Second commercial computer produced in united states</text:p>
            </text:list-item>
            <text:list-item>
              <text:p text:style-name="P9">13 metric tons. </text:p>
            </text:list-item>
            <text:list-item>
              <text:p text:style-name="P9">125 kW of energy. </text:p>
            </text:list-item>
            <text:list-item>
              <text:p text:style-name="P9">1905 operations per second</text:p>
            </text:list-item>
            <text:list-item>
              <text:p text:style-name="P9">Memory 1000 words of 12 characters</text:p>
            </text:list-item>
            <text:list-item>
              <text:p text:style-name="P9">Numbers written as 11 decimal digits </text:p>
            </text:list-item>
            <text:list-item>
              <text:p text:style-name="P9">1000 words have 100 channels of 10 word line registers</text:p>
            </text:list-item>
            <text:list-item>
              <text:p text:style-name="P9">46 UNIVAC ones made. 160K dollars</text:p>
              <text:list>
                <text:list-item>
                  <text:p text:style-name="P9">eventually 1.25 million. </text:p>
                </text:list-item>
                <text:list-item>
                  <text:p text:style-name="P9">Used by CBS to try to predict election of Eisenhower – which happened</text:p>
                </text:list-item>
              </text:list>
            </text:list-item>
          </text:list>
        </text:list-item>
      </text:list>
      <text:p text:style-name="P10"><text:s/></text:p>
      <text:p text:style-name="P10">The Second Generation</text:p>
      <text:list xml:id="list1416844769" text:style-name="L6">
        <text:list-item>
          <text:p text:style-name="P11"><text:soft-page-break/>RAM becomes important component. </text:p>
        </text:list-item>
        <text:list-item>
          <text:p text:style-name="P12">Still dependent on punch cards and print-outs</text:p>
        </text:list-item>
        <text:list-item>
          <text:p text:style-name="P11">Whirlwind 1 Machine</text:p>
          <text:list>
            <text:list-item>
              <text:p text:style-name="P11">Vacuum tube computer</text:p>
            </text:list-item>
            <text:list-item>
              <text:p text:style-name="P11">Amongst digital electronic computer that worked in realtime output</text:p>
            </text:list-item>
            <text:list-item>
              <text:p text:style-name="P11">Design requested by US Navy. </text:p>
              <text:list>
                <text:list-item>
                  <text:p text:style-name="P11">Flight simulator for bomber crews. </text:p>
                </text:list-item>
              </text:list>
            </text:list-item>
            <text:list-item>
              <text:p text:style-name="P11">Need more memory</text:p>
            </text:list-item>
            <text:list-item>
              <text:p text:style-name="P11">Called for 2000 words of 16 bits each</text:p>
            </text:list-item>
            <text:list-item>
              <text:p text:style-name="P11">Only two memory storage techniques known</text:p>
              <text:list>
                <text:list-item>
                  <text:p text:style-name="P11">Delay lines (Too slow for Whirlwind)</text:p>
                </text:list-item>
                <text:list-item>
                  <text:p text:style-name="P11">Electrostatic storage (Williams tube incompatible with design goals)</text:p>
                </text:list-item>
              </text:list>
            </text:list-item>
            <text:list-item>
              <text:p text:style-name="P11">New memory storage</text:p>
              <text:list>
                <text:list-item>
                  <text:p text:style-name="P11">Dual Gun Electron Tube. One gun created beam to read/write individual bits. Other provided entire screen with low-energy electrons. Design resulted in creation of <text:span text:style-name="T5">static ram</text:span></text:p>
                </text:list-item>
              </text:list>
            </text:list-item>
          </text:list>
        </text:list-item>
        <text:list-item>
          <text:p text:style-name="P12">The Transistor</text:p>
          <text:list>
            <text:list-item>
              <text:p text:style-name="P12">Vastly superior to vacuum tubes</text:p>
            </text:list-item>
            <text:list-item>
              <text:p text:style-name="P12">Faster, smaller, cheaper, more reliable</text:p>
            </text:list-item>
            <text:list-item>
              <text:p text:style-name="P12">Went from assembly to being able to use machine language (higher level)</text:p>
            </text:list-item>
            <text:list-item>
              <text:p text:style-name="P12">What is a transistor?</text:p>
              <text:list>
                <text:list-item>
                  <text:p text:style-name="P12">Semi-conductor device. Used to magnify and switch electronic signals and power</text:p>
                </text:list-item>
                <text:list-item>
                  <text:p text:style-name="P12">Three terminals. Connect to external circuit. </text:p>
                  <text:list>
                    <text:list-item>
                      <text:p text:style-name="P12">Current applied to one transistor terminal, alters current through another pair of terminals. Transistor able to amplify signals. </text:p>
                    </text:list-item>
                    <text:list-item>
                      <text:p text:style-name="P12">Central ingredient in modern electronic device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">TX0</text:p>
          <text:list>
            <text:list-item>
              <text:p text:style-name="P12">One of first fully transistor-ized computer</text:p>
            </text:list-item>
            <text:list-item>
              <text:p text:style-name="P12">Developed at MIT</text:p>
            </text:list-item>
            <text:list-item>
              <text:p text:style-name="P12">Same as Whirlwind but with transistors</text:p>
              <text:list>
                <text:list-item>
                  <text:p text:style-name="P12">Much smaller</text:p>
                </text:list-item>
              </text:list>
            </text:list-item>
            <text:list-item>
              <text:p text:style-name="P12">16 bit computer. 16 bit access range. 16 bit operations. </text:p>
              <text:list>
                <text:list-item>
                  <text:p text:style-name="P12">Allowed 16 bits of data with 2 bits instructions and Word size of 18 bits</text:p>
                </text:list-item>
              </text:list>
            </text:list-item>
          </text:list>
        </text:list-item>
        <text:list-item>
          <text:p text:style-name="P12">Program Data Processor 1 (PDP1)</text:p>
          <text:list>
            <text:list-item>
              <text:p text:style-name="P12">First mini-computer developed</text:p>
            </text:list-item>
            <text:list-item>
              <text:p text:style-name="P12">First in hacker culture at MIT</text:p>
            </text:list-item>
            <text:list-item>
              <text:p text:style-name="P12">Based on design of TX0. Became quickly favored</text:p>
            </text:list-item>
            <text:list-item>
              <text:p text:style-name="P12">18 bit word size. 4096 words in main memory. 2700 transistors. </text:p>
            </text:list-item>
            <text:list-item>
              <text:p text:style-name="P12">Platform for many firsts in computing</text:p>
              <text:list>
                <text:list-item>
                  <text:p text:style-name="P12">video game: Space War</text:p>
                </text:list-item>
                <text:list-item>
                  <text:p text:style-name="P12">text editor</text:p>
                </text:list-item>
                <text:list-item>
                  <text:p text:style-name="P12">interactive debugger</text:p>
                </text:list-item>
                <text:list-item>
                  <text:p text:style-name="P13">word processor</text:p>
                </text:list-item>
                <text:list-item>
                  <text:p text:style-name="P13">credible computer chess program</text:p>
                </text:list-item>
                <text:list-item>
                  <text:p text:style-name="P13">some of first computerized music</text:p>
                </text:list-item>
              </text:list>
            </text:list-item>
          </text:list>
        </text:list-item>
      </text:list>
      <text:p text:style-name="P14"/>
      <text:p text:style-name="P14">Third Generation</text:p>
      <text:list xml:id="list413370249" text:style-name="L7">
        <text:list-item>
          <text:p text:style-name="P15">Integrated circuit </text:p>
          <text:list>
            <text:list-item>
              <text:p text:style-name="P15">semiconductors : Allowed transistors to be combined and condensed into silicone chips </text:p>
            </text:list-item>
          </text:list>
        </text:list-item>
        <text:list-item>
          <text:p text:style-name="P15"><text:soft-page-break/>End of punch cards and print-outs</text:p>
        </text:list-item>
        <text:list-item>
          <text:p text:style-name="P15">Keyboards and monitors</text:p>
          <text:list>
            <text:list-item>
              <text:p text:style-name="P15">Allowed computer to run many applications at once</text:p>
            </text:list-item>
          </text:list>
        </text:list-item>
        <text:list-item>
          <text:p text:style-name="P15">Became open to wide audience</text:p>
          <text:list>
            <text:list-item>
              <text:p text:style-name="P15">smaller and cheaper than before</text:p>
            </text:list-item>
          </text:list>
        </text:list-item>
        <text:list-item>
          <text:p text:style-name="P15">Micro-module program lead to the idea of the integrated circuitry</text:p>
          <text:list>
            <text:list-item>
              <text:p text:style-name="P15">demonstrated while working at Texas Instruments</text:p>
            </text:list-item>
          </text:list>
        </text:list-item>
        <text:list-item>
          <text:p text:style-name="P15">1965 Gordon Moore observation</text:p>
          <text:list>
            <text:list-item>
              <text:p text:style-name="P15">Co-founder of Intel</text:p>
            </text:list-item>
            <text:list-item>
              <text:p text:style-name="P15">Number of transistors per square inch on an integrated circuit was doubling every year since the creation of the integrated circuit. Predicted this trend would continue for the foreseeable future</text:p>
              <text:list>
                <text:list-item>
                  <text:p text:style-name="P15">Has slowed down in recent years, but data density has approximately doubled every 18 months</text:p>
                </text:list-item>
              </text:list>
            </text:list-item>
            <text:list-item>
              <text:p text:style-name="P15">Moore’s law probably hold for at least another two decades (2030s or 40s)</text:p>
            </text:list-item>
          </text:list>
        </text:list-item>
      </text:list>
      <text:p text:style-name="P14"/>
      <text:p text:style-name="P14">Fourth Generation</text:p>
      <text:list xml:id="list1906886874" text:style-name="L8">
        <text:list-item>
          <text:p text:style-name="P16">Microprocessor</text:p>
          <text:list>
            <text:list-item>
              <text:p text:style-name="P16">Before microprocessors, computers used racks of integrated circuits</text:p>
            </text:list-item>
            <text:list-item>
              <text:p text:style-name="P16">1000s of integrated circuits built onto a single chip</text:p>
              <text:list>
                <text:list-item>
                  <text:p text:style-name="P16">Cut down power costs a lot</text:p>
                </text:list-item>
                <text:list-item>
                  <text:p text:style-name="P16">Greatly condensed size of computerized</text:p>
                </text:list-item>
                <text:list-item>
                  <text:p text:style-name="P16">Modern ones are about 1 square inch</text:p>
                </text:list-item>
                <text:list-item>
                  <text:p text:style-name="P16">Things that took up an entire room now could fit in the palm of your hand. </text:p>
                </text:list-item>
              </text:list>
            </text:list-item>
            <text:list-item>
              <text:p text:style-name="P16">Digital data as input. Processes digital data according to instructions that are stored in memory. Stores results as the output. </text:p>
            </text:list-item>
            <text:list-item>
              <text:p text:style-name="P16">First microprocessor created by Intel.</text:p>
              <text:list>
                <text:list-item>
                  <text:p text:style-name="P16">First microprocessor. First one on the market</text:p>
                </text:list-item>
                <text:list-item>
                  <text:p text:style-name="P16">Built as custom chip for something for Japan. Then made into version for general market</text:p>
                </text:list-item>
                <text:list-item>
                  <text:p text:style-name="P16">Silicone gate technology</text:p>
                </text:list-item>
              </text:list>
            </text:list-item>
          </text:list>
        </text:list-item>
        <text:list-item>
          <text:p text:style-name="P16">Computers used everywhere</text:p>
        </text:list-item>
        <text:list-item>
          <text:p text:style-name="P16">Education and businesses changed</text:p>
        </text:list-item>
        <text:list-item>
          <text:p text:style-name="P16">Software will become more powerful. Computers will become smaller, faster, and cheaper.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7T06:58:37.129756932</meta:creation-date>
    <dc:date>2024-02-07T08:04:00.831512759</dc:date>
    <meta:editing-duration>PT1M3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4" meta:paragraph-count="164" meta:word-count="1235" meta:character-count="7070" meta:non-whitespace-character-count="6120"/>
  </office:meta>
</office:document-meta>
</file>